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
      <style:paragraph-properties fo:text-align="end" style:justify-single-word="false"/>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ext-properties fo:color="#0084d1" style:font-name="Georgia2" fo:font-size="60pt" fo:font-weight="bold" style:font-size-asian="60pt" style:font-weight-asian="bold" style:font-size-complex="60pt" style:font-weight-complex="bold"/>
    </style:style>
    <style:style style:name="P16" style:family="paragraph" style:parent-style-name="Standard">
      <style:paragraph-properties fo:text-align="center" style:justify-single-word="false"/>
      <style:text-properties fo:color="#333333" fo:font-weight="bold" style:font-weight-asian="bold" style:font-weight-complex="bold"/>
    </style:style>
    <style:style style:name="P17"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19" style:family="paragraph" style:parent-style-name="Contents_20_3">
      <style:paragraph-properties>
        <style:tab-stops>
          <style:tab-stop style:position="20.003cm" style:type="right" style:leader-style="dotted" style:leader-text="."/>
        </style:tab-stops>
      </style:paragraph-properties>
    </style:style>
    <style:style style:name="P20" style:family="paragraph" style:parent-style-name="Contents_20_1">
      <style:paragraph-properties>
        <style:tab-stops>
          <style:tab-stop style:position="21.001cm" style:type="right" style:leader-style="dotted" style:leader-text="."/>
        </style:tab-stops>
      </style:paragraph-properties>
    </style:style>
    <style:style style:name="P21" style:family="paragraph" style:parent-style-name="Contents_20_2">
      <style:paragraph-properties>
        <style:tab-stops>
          <style:tab-stop style:position="20.502cm" style:type="right" style:leader-style="dotted" style:leader-text="."/>
        </style:tab-stops>
      </style:paragraph-properties>
    </style:style>
    <style:style style:name="P22" style:family="paragraph" style:parent-style-name="Table">
      <style:paragraph-properties fo:text-align="end" style:justify-single-word="false"/>
    </style:style>
    <style:style style:name="P23" style:family="paragraph" style:parent-style-name="Table_20_Contents">
      <style:paragraph-properties fo:text-align="justify" style:justify-single-word="false"/>
    </style:style>
    <style:style style:name="P24" style:family="paragraph" style:parent-style-name="Heading_20_1" style:master-page-name="Seite_20_3_20_ff">
      <style:paragraph-properties style:page-number="1"/>
      <style:text-properties fo:color="#0084d1"/>
    </style:style>
    <style:style style:name="P25" style:family="paragraph" style:parent-style-name="Heading_20_1" style:master-page-name="Seite_20_3_20_ff">
      <style:paragraph-properties style:page-number="auto"/>
    </style:style>
    <style:style style:name="P26" style:family="paragraph" style:parent-style-name="Text_20_body" style:list-style-name="L1"/>
    <style:style style:name="T1" style:family="text">
      <style:text-properties style:font-name="Georgi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6"><text:span text:style-name="T1">Dokumentation</text:span> zur betrieblichen Projektarbeit</text:p>
      <text:p text:style-name="P15">Berichtsheft</text:p>
      <text:p text:style-name="P17"><text:bookmark text:name="docs-internal-guid-5ee3aaba-9eca-6072-4d16-0c7c6483d3c6"/>Erweiterbare PHP basierte Anwendung zum automatischen Erzeugen von Ausbildungsnachweisen aus einer bestehenden Zeiterfassungs-Software.</text:p>
      <text:p text:style-name="P17"/>
      <text:p text:style-name="P17"/>
      <text:p text:style-name="P18">Pascal Wild</text:p>
      <text:p text:style-name="P17">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24"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nhaltsverzeichnis<text:tab/>1</text:p>
          <text:p text:style-name="P20">Einführung<text:tab/>1</text:p>
          <text:p text:style-name="P20">Projektdefinition<text:tab/>1</text:p>
          <text:p text:style-name="P21">Projektumfeld<text:tab/>1</text:p>
          <text:p text:style-name="P21">Ist-Situation<text:tab/>2</text:p>
          <text:p text:style-name="P21">Projektziel<text:tab/>2</text:p>
          <text:p text:style-name="P21">Projektabgrenzungen<text:tab/>2</text:p>
          <text:p text:style-name="P21">Schnittstellen<text:tab/>2</text:p>
          <text:p text:style-name="P20">Projektplanung<text:tab/>2</text:p>
          <text:p text:style-name="P21">Zeitplanung der Projektphasen<text:tab/>3</text:p>
          <text:p text:style-name="P21">Ressourcenplanung<text:tab/>3</text:p>
          <text:p text:style-name="P21">Kostenplanung<text:tab/>3</text:p>
          <text:p text:style-name="P19">Einmalige Entwicklungskosten<text:tab/>4</text:p>
          <text:p text:style-name="P19">Aufwand pro Woche und Auszubildenden<text:tab/>4</text:p>
          <text:p text:style-name="P19">Kosten für die Erstellung der Berichtshefte im Jahr<text:tab/>4</text:p>
          <text:p text:style-name="P19">Unterhaltungskosten<text:tab/>4</text:p>
          <text:p text:style-name="P19">Kostenvergleich<text:tab/>5</text:p>
          <text:p text:style-name="P19">Dauer bis zum Ausgleich der Investition<text:tab/>5</text:p>
          <text:p text:style-name="P19">Nutzwertanalyse<text:tab/>5</text:p>
          <text:p text:style-name="P20">Projektdurchführung<text:tab/>5</text:p>
          <text:p text:style-name="P21">Definitionsphase<text:tab/>5</text:p>
          <text:p text:style-name="P21">Planungsphase<text:tab/>5</text:p>
          <text:p text:style-name="P21">Realisierungsphase<text:tab/>5</text:p>
          <text:p text:style-name="P21">Testphase<text:tab/>5</text:p>
          <text:p text:style-name="P21">Dokumentation<text:tab/>5</text:p>
          <text:p text:style-name="P21">Übergabe<text:tab/>5</text:p>
          <text:p text:style-name="P20">Projektbewertung<text:tab/>6</text:p>
          <text:p text:style-name="P21">Zielerreichung<text:tab/>6</text:p>
          <text:p text:style-name="P21">Soll-/Ist-Abgleich<text:tab/>6</text:p>
          <text:p text:style-name="P21">Weiterentwicklung<text:tab/>6</text:p>
          <text:p text:style-name="P20">Anhänge<text:tab/>6</text:p>
        </text:index-body>
      </text:table-of-content>
      <text:p text:style-name="P4"/>
      <text:h text:style-name="Heading_20_1" text:outline-level="1"/>
      <text:h text:style-name="P25" text:outline-level="1">Einführung</text:h>
      <text:p text:style-name="Text_20_body">Hier folgt eine kleine Einführung.</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eine auf „Ruby on Rails“ basierte eigenentwickelte Software zur Zeiterfassung der Mitarbeiter eingesetzt. Die Mitarbeiter müssen neben dem Zeitrahmen der geleisteten Arbeit auch eine Beschreibung der Arbeit vornehm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Zeiterfassungs-Software und zusätzlich in Ihrem Berichtsheft. </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text:p>
      <text:h text:style-name="Heading_20_2" text:outline-level="2">Projektabgrenzungen</text:h>
      <text:p text:style-name="Text_20_body">Es wird nur die Generierung aus der bestehenden Zeiterfassungs-Software der EOS UPTRADE GmbH unterstützt. </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Zeiterfassungs-Software über eine JSON-Schnittstelle. Aus der JSON-Schnittstelle werden die Daten zur Generierung entnommen.</text:p>
      <text:h text:style-name="Heading_20_1" text:outline-level="1">Projektplanung</text:h>
      <text:p text:style-name="Text_20_body">In den folgenden Abschnitten wird die Zeitplanung, die Ressourcenplanung und die Kostenplanung erläutert.</text:p>
      <text:h text:style-name="Heading_20_2" text:outline-level="2"><text:soft-page-break/>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3">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OSX durchgeführt. Auf dem Rechner ist die Entwicklungsumgebung „PHP-Storm“ installiert, mit dem die nötigen Quellcode Dateien erstellt und kompiliert werden. Für die Versionsverwaltung wird die Open Source Plattform GitHub mit der dazugehörigen Versionsverwaltungs-Software „git“ verwendet. Der dazugehörige Client ist auf dem Arbeitsplatzrechner installiert. Weitere Vorraussetzungen ist eine neueste Version des Open Source Frameworks Symfony.</text:p>
      <text:p text:style-name="Text_20_body">Zum Betreiben der Webanwendung wird ein LAMP – System benötigt.</text:p>
      <text:h text:style-name="Heading_20_2" text:outline-level="2">Kostenplanung</text:h>
      <text:p text:style-name="Text_20_body">Die Kostenplanung beschreibt die Wirtschaftlichkeit der entwickelten Software und führt die Kostendetails auf.</text:p>
      <text:p text:style-name="P2">Stunden-Satz: 90€</text:p>
      <text:h text:style-name="Heading_20_3" text:outline-level="3"><text:soft-page-break/>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3">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3">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3">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3">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text:soft-page-break/>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3">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ext:p text:style-name="Text_20_body">Dieser Vergleich soll prüfe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Definitionsphase</text:h>
      <table:table table:name="Tabelle8" table:style-name="Tabelle8">
        <table:table-column table:style-name="Tabelle8.A" table:number-columns-repeated="2"/>
        <table:table-row>
          <table:table-cell table:style-name="Tabelle8.A1" office:value-type="string">
            <text:p text:style-name="P23">Tätigkeit</text:p>
          </table:table-cell>
          <table:table-cell table:style-name="Tabelle8.B1" office:value-type="string">
            <text:p text:style-name="P23">Analysieren des Ist-Zustandes</text:p>
            <text:p text:style-name="P23">Definition des Soll-Zustandes</text:p>
            <text:p text:style-name="P23">Erstellung eines Pflichtenheftes</text:p>
          </table:table-cell>
        </table:table-row>
        <table:table-row>
          <table:table-cell table:style-name="Tabelle8.A2" office:value-type="string">
            <text:p text:style-name="P23">Zeitaufwand</text:p>
          </table:table-cell>
          <table:table-cell table:style-name="Tabelle8.B2" office:value-type="string">
            <text:p text:style-name="P23">7 Stunden</text:p>
          </table:table-cell>
        </table:table-row>
      </table:table>
      <text:p text:style-name="P13">Tabelle <text:sequence text:ref-name="refTable6" text:name="Table" text:formula="ooow:Table+1" style:num-format="1">7</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text:p>
      <text:h text:style-name="Heading_20_2" text:outline-level="2">Planungsphase</text:h>
      <table:table table:name="Tabelle9" table:style-name="Tabelle9">
        <table:table-column table:style-name="Tabelle9.A" table:number-columns-repeated="2"/>
        <table:table-row>
          <table:table-cell table:style-name="Tabelle9.A1" office:value-type="string">
            <text:p text:style-name="P23">Tätigkeit</text:p>
          </table:table-cell>
          <table:table-cell table:style-name="Tabelle9.B1" office:value-type="string">
            <text:p text:style-name="P23">Gestaltung der GUI</text:p>
          </table:table-cell>
        </table:table-row>
        <table:table-row>
          <table:table-cell table:style-name="Tabelle9.A2" office:value-type="string">
            <text:p text:style-name="P23">Zeitaufwand</text:p>
          </table:table-cell>
          <table:table-cell table:style-name="Tabelle9.B2" office:value-type="string">
            <text:p text:style-name="P23">3 Stunden</text:p>
          </table:table-cell>
        </table:table-row>
      </table:table>
      <text:p text:style-name="P13">Tabelle <text:sequence text:ref-name="refTable7" text:name="Table" text:formula="ooow:Table+1" style:num-format="1">8</text:sequence>: Gestaltung der GUI</text:p>
      <text:p text:style-name="Text_20_body">Die GUI wurde gestaltet.</text:p>
      <table:table table:name="Tabelle10" table:style-name="Tabelle10">
        <table:table-column table:style-name="Tabelle10.A" table:number-columns-repeated="2"/>
        <table:table-row>
          <table:table-cell table:style-name="Tabelle10.A1" office:value-type="string">
            <text:p text:style-name="P23">Tätigkeit</text:p>
          </table:table-cell>
          <table:table-cell table:style-name="Tabelle10.B1" office:value-type="string">
            <text:p text:style-name="P23">Recherche Technologien zur PDF-Generierung</text:p>
          </table:table-cell>
        </table:table-row>
        <table:table-row>
          <table:table-cell table:style-name="Tabelle10.A2" office:value-type="string">
            <text:p text:style-name="P23">Zeitaufwand</text:p>
          </table:table-cell>
          <table:table-cell table:style-name="Tabelle10.B2" office:value-type="string">
            <text:p text:style-name="P23">3 Stunden</text:p>
          </table:table-cell>
        </table:table-row>
      </table:table>
      <text:p text:style-name="P13">Tabelle <text:sequence text:ref-name="refTable8" text:name="Table" text:formula="ooow:Table+1" style:num-format="1">9</text:sequence>: Recherche Technologien zur PDF-Generierung</text:p>
      <text:p text:style-name="Text_20_body">Es wurden Möglichkeint recherchiert.</text:p>
      <text:h text:style-name="Heading_20_2" text:outline-level="2"><text:soft-page-break/>Realisierungsphase</text:h>
      <text:p text:style-name="Text_20_body">Hier wird das Projekt definiert</text:p>
      <text:h text:style-name="Heading_20_2" text:outline-level="2">Testphase</text:h>
      <text:p text:style-name="Text_20_body">Hier wird das Projekt definiert</text:p>
      <text:h text:style-name="Heading_20_2" text:outline-level="2">Dokumentation</text:h>
      <text:p text:style-name="Text_20_body">Hier wird das Projekt definiert</text:p>
      <text:h text:style-name="Heading_20_2" text:outline-level="2">Übergabe</text:h>
      <text:p text:style-name="Text_20_body">Hier wird das Projekt definier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Hier wird das Projekt definiert</text:p>
      <text:h text:style-name="Heading_20_2" text:outline-level="2">Soll-/Ist-Abgleich</text:h>
      <text:p text:style-name="Text_20_body">Hier wird das Projekt definiert</text:p>
      <text:h text:style-name="Heading_20_2" text:outline-level="2">Weiterentwicklung</text:h>
      <text:p text:style-name="Text_20_body">In der Zukunft soll die bestehende Zeiterfassungs-Software der EOS UPTRADE GmbH durch die Projektmanagement Software „Jira“ vollständig ersetzt werden. Im Zuge dessen muss die Schnittstelle der Software an die Schnittstelle von Jira angepasst werden. Diskutiert wurde auch eine automatische Generierung und anschließender Versendung der Berichtshefte.</text:p>
      <text:h text:style-name="Heading_20_1" text:outline-level="1">Anhänge</text:h>
      <text:list xml:id="list1250821596505454703" text:style-name="L1">
        <text:list-item>
          <text:p text:style-name="P26">Pflichtenheft</text:p>
        </text:list-item>
        <text:list-item>
          <text:p text:style-name="P26">Glossar</text:p>
        </text:list-item>
        <text:list-item>
          <text:p text:style-name="P26">Quellcodeauszü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02T11:48:59</dc:date>
    <dc:creator>Pascal Wild</dc:creator>
    <meta:editing-duration>PT4H21M34S</meta:editing-duration>
    <meta:editing-cycles>9</meta:editing-cycles>
    <meta:generator>OpenOffice.org/3.4.1$Unix OpenOffice.org_project/341m1$Build-9593</meta:generator>
    <meta:document-statistic meta:table-count="10" meta:image-count="0" meta:object-count="0" meta:page-count="8" meta:paragraph-count="249" meta:word-count="1045" meta:character-count="7987"/>
  </office:meta>
</office:document-meta>
</file>